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5cdeb" officeooo:paragraph-rsid="00043d00"/>
    </style:style>
    <style:style style:name="P2" style:family="paragraph" style:parent-style-name="Text_20_body">
      <style:paragraph-properties fo:text-align="center" style:justify-single-word="false"/>
      <style:text-properties officeooo:paragraph-rsid="00043d00"/>
    </style:style>
    <style:style style:name="P3" style:family="paragraph" style:parent-style-name="Title">
      <style:text-properties officeooo:rsid="00043d00" officeooo:paragraph-rsid="00043d00"/>
    </style:style>
    <style:style style:name="P4" style:family="paragraph" style:parent-style-name="Subtitle">
      <style:text-properties officeooo:paragraph-rsid="00043d00"/>
    </style:style>
    <style:style style:name="P5" style:family="paragraph" style:parent-style-name="Heading_20_1">
      <style:paragraph-properties fo:text-align="center" style:justify-single-word="false" fo:break-before="page"/>
      <style:text-properties officeooo:rsid="00043d00" officeooo:paragraph-rsid="00043d00"/>
    </style:style>
    <style:style style:name="P6" style:family="paragraph" style:parent-style-name="Heading_20_1">
      <style:paragraph-properties fo:text-align="center" style:justify-single-word="false"/>
      <style:text-properties officeooo:rsid="00043d00" officeooo:paragraph-rsid="00043d00"/>
    </style:style>
    <style:style style:name="T1" style:family="text">
      <style:text-properties officeooo:rsid="000b3148"/>
    </style:style>
    <style:style style:name="T2" style:family="text">
      <style:text-properties officeooo:rsid="000cf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PlatoBrawl</text:p>
      <text:p text:style-name="P4">OOPD <text:span text:style-name="T1">beroepsproduct</text:span></text:p>
      <text:p text:style-name="P2"/>
      <text:p text:style-name="P2"/>
      <text:p text:style-name="P1">Jeffrey Kragten 606601</text:p>
      <text:p text:style-name="P1">Timon van Nimwegen 598254</text:p>
      <text:h text:style-name="P5" text:outline-level="1">Inhoudsopgave</text:h>
      <text:h text:style-name="P6" text:outline-level="1">Inleiding</text:h>
      <text:p text:style-name="Text_20_body"><text:span text:style-name="T2">Wij zijn voor het vak Object Oriënted Program Development gevraag om een game te maken met een geleverde game engine.</text:span> <text:s/></text:p>
      <text:h text:style-name="P6" text:outline-level="1">Klassendiagram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5:13:19.313000000</meta:creation-date>
    <dc:date>2018-04-04T16:38:09.872000000</dc:date>
    <meta:editing-duration>PT32M37S</meta:editing-duration>
    <meta:editing-cycles>1</meta:editing-cycles>
    <meta:document-statistic meta:table-count="0" meta:image-count="0" meta:object-count="0" meta:page-count="2" meta:paragraph-count="8" meta:word-count="34" meta:character-count="234" meta:non-whitespace-character-count="206"/>
    <meta:generator>LibreOffice/5.4.3.2$Windows_X86_64 LibreOffice_project/92a7159f7e4af62137622921e809f8546db437e5</meta:generator>
  </office:meta>
</office:document-meta>
</file>